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rsid="00159d73" officeooo:paragraph-rsid="00159d73"/>
    </style:style>
    <style:style style:name="P2" style:family="paragraph" style:parent-style-name="Text_20_body">
      <style:text-properties officeooo:rsid="00193bca" officeooo:paragraph-rsid="001ca213"/>
    </style:style>
    <style:style style:name="P3" style:family="paragraph" style:parent-style-name="Text_20_body">
      <style:text-properties officeooo:paragraph-rsid="001ca213"/>
    </style:style>
    <style:style style:name="P4" style:family="paragraph" style:parent-style-name="Text_20_body">
      <style:text-properties officeooo:rsid="00193bca" officeooo:paragraph-rsid="00193bca"/>
    </style:style>
    <style:style style:name="P5" style:family="paragraph" style:parent-style-name="Text_20_body">
      <style:paragraph-properties fo:break-before="page"/>
      <style:text-properties officeooo:rsid="00193bca" officeooo:paragraph-rsid="00193bca"/>
    </style:style>
    <style:style style:name="P6" style:family="paragraph" style:parent-style-name="Text_20_body">
      <style:text-properties officeooo:paragraph-rsid="00193bca"/>
    </style:style>
    <style:style style:name="P7" style:family="paragraph" style:parent-style-name="Text_20_body">
      <style:text-properties officeooo:paragraph-rsid="00159d73"/>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tandard">
      <style:text-properties officeooo:rsid="001791df" officeooo:paragraph-rsid="001791df"/>
    </style:style>
    <style:style style:name="P11" style:family="paragraph" style:parent-style-name="Standard">
      <style:text-properties officeooo:rsid="0013c851" officeooo:paragraph-rsid="0013c851"/>
    </style:style>
    <style:style style:name="P12" style:family="paragraph" style:parent-style-name="Standard">
      <style:text-properties officeooo:paragraph-rsid="001dbaa8"/>
    </style:style>
    <style:style style:name="P13" style:family="paragraph" style:parent-style-name="Standard">
      <style:text-properties officeooo:rsid="001dbaa8" officeooo:paragraph-rsid="001dbaa8"/>
    </style:style>
    <style:style style:name="P14" style:family="paragraph" style:parent-style-name="Standard">
      <style:paragraph-properties fo:margin-left="0cm" fo:margin-right="0cm" fo:line-height="135%" fo:text-indent="0cm" style:auto-text-indent="false"/>
    </style:style>
    <style:style style:name="P15" style:family="paragraph" style:parent-style-name="Standard">
      <style:paragraph-properties fo:line-height="135%"/>
    </style:style>
    <style:style style:name="T1" style:family="text">
      <style:text-properties officeooo:rsid="00193bca"/>
    </style:style>
    <style:style style:name="T2" style:family="text">
      <style:text-properties fo:font-weight="bold" style:font-weight-asian="bold" style:font-weight-complex="bold"/>
    </style:style>
    <style:style style:name="T3" style:family="text">
      <style:text-properties officeooo:rsid="001ca213"/>
    </style:style>
    <style:style style:name="T4" style:family="text">
      <style:text-properties fo:font-weight="normal" style:font-weight-asian="normal" style:font-weight-complex="normal"/>
    </style:style>
    <style:style style:name="T5" style:family="text">
      <style:text-properties officeooo:rsid="001dbaa8"/>
    </style:style>
    <style:style style:name="T6" style:family="text">
      <style:text-properties fo:font-style="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Le chant du </text:span>carillon </text:p>
      <text:h text:style-name="P1" text:outline-level="1"/>
      <text:h text:style-name="P1" text:outline-level="1"/>
      <text:h text:style-name="P1" text:outline-level="1"><text:bookmark-start text:name="__RefHeading___Toc234_3804867795"/>Préface <text:bookmark-end text:name="__RefHeading___Toc234_3804867795"/></text:h>
      <text:p text:style-name="P2">On s’intéresse ici à la campagnologie, au travail du campagniste, aux mathématiques, aux permutations, aux algorithmes, et à la programmation en Python et enfin à l’I.A. pour nous donner un coup de main dans la programmation en Python des algoritmes. </text:p>
      <text:p text:style-name="P2">La campanologie désigne l'étude des cloches, de leur fabrication, de leur son et de leur utilisation. Ce mot est dérivé du latin <text:span text:style-name="T2">campana</text:span>, qui signifie cloche. </text:p>
      <text:p text:style-name="P2">En revanche, le terme campagnologie <text:span text:style-name="T3">trouvé dans de nombreuses publications </text:span>n'existe pas dans le vocabulaire français courant et semble être une confusion ou une erreur typographique. Le terme correct est <text:span text:style-name="T2">campanologie</text:span>.</text:p>
      <text:p text:style-name="P3"><text:span text:style-name="T1"><text:line-break/></text:span>La personne qui se spécialise dans l'étude et l'entretien des cloches est appelée <text:span text:style-name="Strong_20_Emphasis">campaniste</text:span>. Ce terme désigne un professionnel qui s'occupe de l'ingénierie des clochers, de l'installation des équipements associés aux cloches, ainsi que de leur entretien. Les campanistes peuvent avoir des compétences variées, incluant la mécanique, l'électricité et la charpenterie, et ils jouent un rôle crucial dans la préservation des cloches et des systèmes d'horlogerie des édifices</text:p>
      <text:p text:style-name="Standard">Le terme <text:span text:style-name="Strong_20_Emphasis"><text:span text:style-name="T4">campagnologue</text:span></text:span>, en revanche, <text:span text:style-name="T3">souvent utilisé dans de publications</text:span> n'est pas reconnu dans le vocabulaire courant et semble être une confusion avec <text:span text:style-name="Emphasis">campaniste</text:span>. Ainsi, pour désigner un spécialiste des cloches, le mot approprié est <text:span text:style-name="Strong_20_Emphasis">campaniste</text:span>.</text:p>
      <text:p text:style-name="P2"><text:line-break/></text:p>
      <text:p text:style-name="P2"/>
      <text:p text:style-name="P2"><text:line-break/>Citations:<text:line-break/>[1] https://tchorski.fr/13/dfc.pdf</text:p>
      <text:p text:style-name="P4"/>
      <text:p text:style-name="P4"/>
      <text:p text:style-name="P4"><text:line-break/><text:line-break/></text:p>
      <text:p text:style-name="P5"/>
      <text:p text:style-name="P6"><text:span text:style-name="T1">­</text:span></text:p>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8"><text:a xlink:type="simple" xlink:href="#__RefHeading___Toc234_3804867795" text:style-name="Index_20_Link" text:visited-style-name="Index_20_Link">Préface<text:tab/>1</text:a></text:p>
          <text:p text:style-name="P8"><text:a xlink:type="simple" xlink:href="#__RefHeading___Toc236_3804867795" text:style-name="Index_20_Link" text:visited-style-name="Index_20_Link">Introduction<text:tab/>2</text:a></text:p>
          <text:p text:style-name="P8"><text:a xlink:type="simple" xlink:href="#__RefHeading___Toc238_3804867795" text:style-name="Index_20_Link" text:visited-style-name="Index_20_Link">Projet<text:tab/>2</text:a></text:p>
          <text:p text:style-name="P8"><text:a xlink:type="simple" xlink:href="#__RefHeading___Toc240_3804867795" text:style-name="Index_20_Link" text:visited-style-name="Index_20_Link">Références<text:tab/>3</text:a></text:p>
        </text:index-body>
      </text:table-of-content>
      <text:p text:style-name="P7"/>
      <text:h text:style-name="P9" text:outline-level="1"><text:bookmark-start text:name="__RefHeading___Toc236_3804867795"/>Introduction<text:bookmark-end text:name="__RefHeading___Toc236_3804867795"/></text:h>
      <text:p text:style-name="P10">Les anciens</text:p>
      <text:p text:style-name="P11"/>
      <text:p text:style-name="P11"/>
      <text:h text:style-name="Heading_20_1" text:outline-level="1"><text:bookmark-start text:name="__RefHeading___Toc238_3804867795"/>Projet<text:bookmark-end text:name="__RefHeading___Toc238_3804867795"/></text:h>
      <text:p text:style-name="P12">L'idée <text:span text:style-name="T5">est de proposer un programme informatique qui nous proposer de créer un mélodie avecun carillon de plusieurs cloche à choix, de choisir la tonalité de celles-ci et de choisir un méthode reconnue de permutation dans une liste à choix. </text:span></text:p>
      <text:p text:style-name="P12"/>
      <text:p text:style-name="P13">Pour terminer le programme va créer un fichier midi (xxx.mid) que l’on pourra faire jouer sur l’ordinateur ou via une carte son vers un synthé ou autre machine comprenant les signaux midi. Par exemple le fichier midi peut être lu sur un DAW ou par le programme MuseScore Studio pour être entendu, édité, mais aussi pour imprimer la partition du jeu de cloche à jouer. </text:p>
      <text:p text:style-name="P12"/>
      <text:p text:style-name="Standard">Le programme doit proposer le choix du nombre de cloches, de 3 à 8 cloches ou un choix aléatoire sur la gamme de notes standard</text:p>
      <text:p text:style-name="Standard"/>
      <text:p text:style-name="Standard">La base est un principe de permutation des notes choisies entre 3 et 8 tons de cloches. Ces notes seront nommée selon les normes do ré mi fa sol la si do+</text:p>
      <text:p text:style-name="Standard"/>
      <text:p text:style-name="Standard">Le programme en interface "gui" sera fait avec des boutons pour les divers choix:</text:p>
      <text:p text:style-name="Standard">Nbre de notes</text:p>
      <text:p text:style-name="Standard"/>
      <text:p text:style-name="Standard">Un fichier .mid sera créé</text:p>
      <text:p text:style-name="Standard"/>
      <text:p text:style-name="Standard">Exemple de permutations </text:p>
      <text:p text:style-name="Standard"/>
      <text:p text:style-name="Standard"/>
      <text:p text:style-name="Standard"/>
      <text:p text:style-name="Standard">do ré mi fa </text:p>
      <text:p text:style-name="Standard"/>
      <text:p text:style-name="Standard">ré do fa mi</text:p>
      <text:p text:style-name="Standard"/>
      <text:p text:style-name="Standard"/>
      <text:p text:style-name="Standard"/>
      <text:h text:style-name="P9" text:outline-level="1"><text:bookmark-start text:name="__RefHeading___Toc240_3804867795"/>Références <text:bookmark-end text:name="__RefHeading___Toc240_3804867795"/></text:h>
      <text:p text:style-name="P14">« Carillon ». In <text:span text:style-name="T6">Wikipédia</text:span>, 24 février 2024. <text:a xlink:type="simple" xlink:href="https://fr.wikipedia.org/w/index.php?title=Carillon&amp;oldid=212766630" text:style-name="Internet_20_link" text:visited-style-name="Visited_20_Internet_20_Link">https://fr.wikipedia.org/w/index.php?title=Carillon&amp;oldid=212766630</text:a>.</text:p>
      <text:p text:style-name="P15">« Cloche ». In <text:span text:style-name="T6">Wikipédia</text:span>, 1 août 2024. <text:a xlink:type="simple" xlink:href="https://fr.wikipedia.org/w/index.php?title=Cloche&amp;oldid=217272577" text:style-name="Internet_20_link" text:visited-style-name="Visited_20_Internet_20_Link">https://fr.wikipedia.org/w/index.php?title=Cloche&amp;oldid=217272577</text:a>.</text:p>
      <text:p text:style-name="P15">« Combinatoire – MusicAlgo ». Consulté le 8 août 2024. <text:a xlink:type="simple" xlink:href="https://musiquealgorithmique.fr/combinatoire-2/" text:style-name="Internet_20_link" text:visited-style-name="Visited_20_Internet_20_Link">https://musiquealgorithmique.fr/combinatoire-2/</text:a>.</text:p>
      <text:p text:style-name="P15">« Combinatorial Music Theory ». Consulté le 17 août 2024. <text:a xlink:type="simple" xlink:href="http://andrewduncan.net/cmt/" text:style-name="Internet_20_link" text:visited-style-name="Visited_20_Internet_20_Link">http://andrewduncan.net/cmt/</text:a>.</text:p>
      <text:p text:style-name="P15">Eisel, John C. « Essay for the Friends No 16 », s. d.</text:p>
      <text:p text:style-name="P15">Les Cloches Savoyardes. « Comment sonne une cloche? », 1 août 2014. <text:a xlink:type="simple" xlink:href="https://cloches74.com/sonneries/" text:style-name="Internet_20_link" text:visited-style-name="Visited_20_Internet_20_Link">https://cloches74.com/sonneries/</text:a>.</text:p>
      <text:p text:style-name="P15">Monk, J. <text:span text:style-name="T6">Campanalogia Improved: Or, The Art of Ringing Made Easy, by Plain and Methodical Rules and Directions, Whereby the Ingenious Practitioner May, with a Little Practice and Care, Attain to the Knowledge of Ringing All Manner of Double, Tripple, and Quadruple Changes. With Variety of New Peals....</text:span> L. Hawes, W. Clarke, and R. Collins; and S. Crowder, 1766.</text:p>
      <text:p text:style-name="P15">Quasimodo. « Cloches – Estavayer-le-Lac (CH-FR) collégiale Saint-Laurent | Quasimodo, sonneur de cloches », 14 janvier 2023. <text:a xlink:type="simple" xlink:href="https://quasimodosonneurdecloches.ch/cloches-estavayer-le-lac-ch-fr-collegiale-saint-laurent/" text:style-name="Internet_20_link" text:visited-style-name="Visited_20_Internet_20_Link">https://quasimodosonneurdecloches.ch/cloches-estavayer-le-lac-ch-fr-collegiale-saint-laurent/</text:a>.</text:p>
      <text:p text:style-name="P15">rts.ch. « Cloches et carillons de chez nous ». Playlist, 3 avril 2018. <text:a xlink:type="simple" xlink:href="https://www.rts.ch/archives/dossiers/3865343-cloches-et-carillons-de-chez-nous.html" text:style-name="Internet_20_link" text:visited-style-name="Visited_20_Internet_20_Link">https://www.rts.ch/archives/dossiers/3865343-cloches-et-carillons-de-chez-nous.html</text:a>.</text:p>
      <text:p text:style-name="P15">site, -L’auteur du. « Construire un carillon? – carillons.ch », 6 octobre 2024. <text:a xlink:type="simple" xlink:href="https://www.carillons.ch/blog/construire-un-carillon/" text:style-name="Internet_20_link" text:visited-style-name="Visited_20_Internet_20_Link">https://www.carillons.ch/blog/construire-un-carillon/</text:a>.</text:p>
      <text:p text:style-name="P15">Walter, Mathias. « Bien culturel immatériel : l’art du carillonnage | Parc Naturel Régional ». Consulté le 18 août 2024. <text:a xlink:type="simple" xlink:href="https://www.parc-valleedutrient.ch/fr/bien-culturel-immateriel-l-art-du-carillonnage-fp73887" text:style-name="Internet_20_link" text:visited-style-name="Visited_20_Internet_20_Link">https://www.parc-valleedutrient.ch/fr/bien-culturel-immateriel-l-art-du-carillonnage-fp73887</text:a>.</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CH"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9T00:30:27.857000000</meta:creation-date>
    <meta:generator>LibreOffice/24.8.2.1$Windows_X86_64 LibreOffice_project/0f794b6e29741098670a3b95d60478a65d05ef13</meta:generator>
    <dc:date>2024-11-10T00:09:14.027000000</dc:date>
    <meta:editing-duration>PT1H2M4S</meta:editing-duration>
    <meta:editing-cycles>7</meta:editing-cycles>
    <dc:creator>Jean-Pierre Perroud</dc:creator>
    <meta:keyword>cloche</meta:keyword>
    <meta:keyword>campagnologie</meta:keyword>
    <dc:contributor>Jean-Pierre Perroud</dc:contributor>
    <dc:subject>Projet Carillon</dc:subject>
    <dc:title>Le chant du carillon </dc:title>
    <meta:document-statistic meta:table-count="0" meta:image-count="0" meta:object-count="0" meta:page-count="4" meta:paragraph-count="41" meta:word-count="610" meta:character-count="4229" meta:non-whitespace-character-count="3641"/>
  </office:meta>
</office:document-meta>
</file>